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8.34mm"/>
    </style:style>
    <style:style style:name="co3" style:family="table-column">
      <style:table-column-properties fo:break-before="auto" style:column-width="83.89mm"/>
    </style:style>
    <style:style style:name="co4" style:family="table-column">
      <style:table-column-properties fo:break-before="auto" style:column-width="82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6pt solid #333333" fo:border-right="1.5pt solid #333333" fo:border-top="0.06pt solid #333333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333333" fo:background-color="#99ccff" fo:border-left="0.06pt solid #333333" fo:border-right="0.06pt solid #333333" fo:border-top="0.06pt solid #333333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333333" fo:border-left="0.06pt solid #333333" fo:border-right="0.06pt solid #333333" fo:border-top="0.06pt solid #333333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333333" fo:background-color="#99ccff" fo:border-left="0.06pt solid #333333" fo:border-right="0.06pt solid #333333" fo:border-top="none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1.5pt solid #ffffff" style:text-align-source="fix" style:repeat-content="false" fo:border-left="0.06pt solid #ffffff" fo:border-right="0.06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06pt solid #ffffff" fo:border-right="none" fo:border-top="1.5pt solid #ffffff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1.5pt solid #ffffff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1.5pt solid #ffffff" fo:background-color="#ffffff" style:text-align-source="fix" style:repeat-content="false" fo:border-left="0.06pt solid #ffffff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99ccff" style:text-align-source="fix" style:repeat-content="false" fo:border-left="0.06pt solid #ffffff" fo:border-right="none" fo:border-top="1.5pt solid #ffffff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99ccff" style:text-align-source="fix" style:repeat-content="false" fo:border-left="1.5pt solid #ffffff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1.5pt solid #ffffff" fo:background-color="#99ccff" style:text-align-source="fix" style:repeat-content="false" fo:border-left="0.06pt solid #ffffff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0.06pt solid #ffffff" fo:border-right="none" fo:border-top="1.5pt solid #ffffff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1.5pt solid #ffffff" style:text-align-source="fix" style:repeat-content="false" fo:border-left="0.06pt solid #ffffff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1.5pt solid #ffffff" fo:background-color="#ff9900" style:text-align-source="fix" style:repeat-content="false" fo:border-left="0.06pt solid #ffffff" fo:border-right="none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99ccff" fo:border-left="0.06pt solid #ffffff" fo:border-right="none" fo:border-top="1.5pt solid #ffffff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99ccff" fo:border-left="1.5pt solid #ffffff" fo:border-right="none" fo:border-top="none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1.5pt solid #ffffff" fo:background-color="#99ccff" fo:border-left="0.06pt solid #ffffff" fo:border-right="none" fo:border-top="none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fffff" fo:border-left="0.06pt solid #ffffff" fo:border-right="none" fo:border-top="1.5pt solid #ffffff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ffffff" fo:border-left="1.5pt solid #ffffff" fo:border-right="none" fo:border-top="none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1.5pt solid #ffffff" fo:background-color="#ffffff" fo:border-left="0.06pt solid #ffffff" fo:border-right="none" fo:border-top="none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1.5pt solid #ffffff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1.5pt solid #ffffff" fo:background-color="#99ccff" fo:border-left="0.06pt solid #ffffff" fo:border-right="none" fo:border-top="0.06pt solid #ffffff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1.5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1.5pt solid #ffffff" fo:background-color="#ffffff" style:text-align-source="fix" style:repeat-content="false" fo:border-left="none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99ccff" style:text-align-source="fix" style:repeat-content="false" fo:border-left="none" fo:border-right="1.5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1.5pt solid #ffffff" fo:background-color="#99ccff" style:text-align-source="fix" style:repeat-content="false" fo:border-left="none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1.5pt solid #ffffff" style:text-align-source="fix" style:repeat-content="false" fo:border-left="none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99ccff" fo:border-left="none" fo:border-right="0.74pt solid #ffffff" fo:border-top="none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1.5pt solid #ffffff" fo:background-color="#99ccff" fo:border-left="none" fo:border-right="0.06pt solid #ffffff" fo:border-top="none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ffffff" fo:border-left="none" fo:border-right="0.74pt solid #ffffff" fo:border-top="none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1.5pt solid #ffffff" fo:background-color="#ffffff" fo:border-left="none" fo:border-right="0.06pt solid #ffffff" fo:border-top="none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1.5pt solid #ffffff" fo:border-left="0.06pt solid #ffffff" fo:border-right="none" fo:border-top="0.06pt solid #ffffff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style:text-align-source="fix" style:repeat-content="false" fo:border-left="0.06pt solid #333333" fo:border-right="1.5pt solid #333333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74pt solid #333333" fo:background-color="#99ccff" style:text-align-source="fix" style:repeat-content="false" fo:border-left="0.06pt solid #333333" fo:border-right="0.06pt solid #333333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99ccff" style:text-align-source="fix" style:repeat-content="false" fo:border-left="0.06pt solid #333333" fo:border-right="1.5pt solid #333333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99ccff" style:text-align-source="fix" style:repeat-content="false" fo:border-left="0.06pt solid #333333" fo:border-right="1.5pt solid #333333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1.5pt solid #333333" fo:background-color="#99ccff" style:text-align-source="fix" style:repeat-content="false" fo:border-left="0.06pt solid #333333" fo:border-right="0.06pt solid #333333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74pt solid #333333" style:text-align-source="fix" style:repeat-content="false" fo:border-left="0.06pt solid #333333" fo:border-right="0.06pt solid #333333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1.5pt solid #333333" style:text-align-source="fix" style:repeat-content="false" fo:border-left="0.06pt solid #333333" fo:border-right="none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1.5pt solid #333333" fo:background-color="#99ccff" style:text-align-source="fix" style:repeat-content="false" fo:border-left="0.06pt solid #333333" fo:border-right="0.06pt solid #333333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1.5pt solid #333333" style:text-align-source="fix" style:repeat-content="false" fo:border-left="0.06pt solid #333333" fo:border-right="0.06pt solid #333333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74pt solid #ffffff" style:text-align-source="fix" style:repeat-content="false" fo:border-left="0.06pt solid #ffffff" fo:border-right="0.06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style:text-align-source="fix" style:repeat-content="false" fo:border-left="0.06pt solid #ffffff" fo:border-right="1.5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ffff" style:text-align-source="fix" style:repeat-content="false" fo:border-left="0.06pt solid #ffffff" fo:border-right="1.5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0.06pt solid #ffffff" fo:border-right="1.5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1.5pt solid #ffffff" fo:background-color="#ffffff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99ccff" style:text-align-source="fix" style:repeat-content="false" fo:border-left="0.06pt solid #ffffff" fo:border-right="1.5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99ccff" style:text-align-source="fix" style:repeat-content="false" fo:border-left="0.06pt solid #ffffff" fo:border-right="1.5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1.5pt solid #ffffff" fo:background-color="#99ccff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style:text-align-source="fix" style:repeat-content="false" fo:border-left="0.06pt solid #ffffff" fo:border-right="1.5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1.5pt solid #ffffff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1.5pt solid #ffffff" fo:background-color="#ff9900" style:text-align-source="fix" style:repeat-content="false" fo:border-left="0.06pt solid #ffffff" fo:border-right="0.06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99ccff" style:text-align-source="fix" style:repeat-content="false" fo:border-left="0.06pt solid #ffffff" fo:border-right="0.74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99ccff" style:text-align-source="fix" style:repeat-content="false" fo:border-left="0.06pt solid #ffffff" fo:border-right="0.74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1.5pt solid #ffffff" fo:background-color="#99ccff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74pt solid #ffffff" fo:background-color="#99ccff" style:text-align-source="fix" style:repeat-content="false" fo:border-left="0.06pt solid #ffffff" fo:border-right="0.06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1.5pt solid #ffffff" fo:background-color="#99ccff" style:text-align-source="fix" style:repeat-content="false" fo:border-left="0.06pt solid #ffffff" fo:border-right="0.06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solid #ffffff" fo:background-color="#ffffff" style:text-align-source="fix" style:repeat-content="false" fo:border-left="0.06pt solid #ffffff" fo:border-right="0.06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1.5pt solid #ffffff" fo:background-color="#ffffff" style:text-align-source="fix" style:repeat-content="false" fo:border-left="0.06pt solid #ffffff" fo:border-right="0.06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0.06pt solid #ffffff" fo:border-right="0.74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ffffff" style:text-align-source="fix" style:repeat-content="false" fo:border-left="0.06pt solid #ffffff" fo:border-right="0.06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1.5pt solid #ffffff" style:text-align-source="fix" style:repeat-content="false" fo:border-left="0.06pt solid #ffffff" fo:border-right="0.06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74pt solid #333333" fo:background-color="#99ccff" style:text-align-source="fix" style:repeat-content="false" fo:border-left="0.06pt solid #333333" fo:border-right="none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333333" fo:border-left="0.06pt solid #333333" fo:border-right="0.06pt solid #333333" fo:border-top="0.06pt solid #333333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74pt solid #333333" fo:background-color="#99ccff" fo:border-left="0.06pt solid #333333" fo:border-right="0.06pt solid #333333" fo:border-top="0.06pt solid #333333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74pt solid #333333" fo:background-color="#99ccff" fo:border-left="0.06pt solid #333333" fo:border-right="0.06pt solid #333333" fo:border-top="none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333333" fo:border-left="0.06pt solid #333333" fo:border-right="0.06pt solid #000000" fo:border-top="0.06pt solid #333333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1.5pt solid #333333" fo:border-left="0.06pt solid #333333" fo:border-right="0.06pt solid #000000" fo:border-top="0.06pt solid #333333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1.5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74pt solid #ffffff" fo:border-left="none" fo:border-right="none" fo:border-top="0.06pt solid #ffffff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order-left="none" fo:border-right="none" fo:border-top="0.74pt solid #ffffff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1.5pt solid #ffffff" fo:border-left="none" fo:border-right="none" fo:border-top="0.06pt solid #ffffff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74pt solid #ffffff" fo:background-color="#ffffff" fo:border-left="none" fo:border-right="none" fo:border-top="0.06pt solid #ffffff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74pt solid #ffffff" fo:background-color="#99ccff" fo:border-left="none" fo:border-right="none" fo:border-top="0.06pt solid #ffffff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1.5pt solid #ffffff" fo:background-color="#ffffff" fo:border-left="none" fo:border-right="none" fo:border-top="0.06pt solid #ffffff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1.5pt solid #ffffff" fo:background-color="#99ccff" fo:border-left="none" fo:border-right="none" fo:border-top="0.06pt solid #ffffff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order-left="none" fo:border-right="none" fo:border-top="1.5pt solid #ffffff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1.5pt solid #ffffff" fo:background-color="#ff9900" fo:border-left="none" fo:border-right="none" fo:border-top="0.06pt solid #ffffff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74pt solid #ffffff" fo:background-color="#99ccff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74pt solid #ffffff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1.5pt solid #ffffff" fo:background-color="#99ccff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74pt solid #ffffff" fo:background-color="#99ccff" fo:border-left="0.06pt solid #ffffff" fo:border-right="0.06pt solid #ffffff" fo:border-top="none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99ccff" fo:border-left="0.06pt solid #ffffff" fo:border-right="0.74pt solid #ffffff" fo:border-top="0.06pt solid #ffffff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74pt solid #ffffff" fo:background-color="#ffffff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74pt solid #ffffff" fo:background-color="#ffffff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rial" fo:font-size="9pt" fo:language="none" fo:country="none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weight-asian="normal" style:font-size-complex="9pt" style:language-complex="none" style:country-complex="none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1.5pt solid #ffffff" fo:background-color="#ffffff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74pt solid #ffffff" fo:background-color="#ffffff" fo:border-left="0.06pt solid #ffffff" fo:border-right="0.06pt solid #ffffff" fo:border-top="none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74pt solid #333333" style:text-align-source="fix" style:repeat-content="false" fo:border-left="none" fo:border-right="0.06pt solid #333333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1.5pt solid #333333" fo:background-color="#99ccff" style:text-align-source="fix" style:repeat-content="false" fo:border-left="none" fo:border-right="0.06pt solid #333333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1.5pt solid #333333" style:text-align-source="fix" style:repeat-content="false" fo:border-left="none" fo:border-right="0.06pt solid #333333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74pt solid #333333" style:text-align-source="fix" style:repeat-content="false" fo:border-left="none" fo:border-right="0.06pt solid #000000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1.5pt solid #333333" style:text-align-source="fix" style:repeat-content="false" fo:border-left="none" fo:border-right="0.06pt solid #000000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74pt solid #333333" fo:background-color="#99ccff" style:text-align-source="fix" style:repeat-content="false" fo:border-left="none" fo:border-right="0.06pt solid #333333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74pt solid #333333" fo:background-color="#99ccff" style:text-align-source="fix" style:repeat-content="false" fo:border-left="none" fo:border-right="0.06pt solid #000000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06pt solid #333333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1.5pt solid #333333" fo:background-color="#ffffff" style:text-align-source="fix" style:repeat-content="false" fo:border-left="0.06pt solid #000000" fo:border-right="0.06pt solid #333333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1.5pt solid #000000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74pt solid #333333" fo:background-color="#99ccff" style:text-align-source="fix" style:repeat-content="false" fo:border-left="0.06pt solid #333333" fo:border-right="0.06pt solid #000000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74pt solid #333333" style:text-align-source="fix" style:repeat-content="false" fo:border-left="0.06pt solid #333333" fo:border-right="0.06pt solid #000000" fo:border-top="0.06pt solid #333333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74pt solid #333333" fo:background-color="#99ccff" style:text-align-source="fix" style:repeat-content="false" fo:border-left="0.06pt solid #333333" fo:border-right="0.06pt solid #333333" fo:border-top="non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74pt solid #ffffff" style:text-align-source="fix" style:repeat-content="false" fo:border-left="0.06pt solid #ffffff" fo:border-right="none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74pt solid #ffffff" fo:background-color="#99ccff" style:text-align-source="fix" style:repeat-content="false" fo:border-left="0.06pt solid #ffffff" fo:border-right="none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1.5pt solid #ffffff" style:text-align-source="fix" style:repeat-content="false" fo:border-left="0.06pt solid #ffffff" fo:border-right="none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1.5pt solid #ffffff" fo:background-color="#99ccff" style:text-align-source="fix" style:repeat-content="false" fo:border-left="0.06pt solid #ffffff" fo:border-right="none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74pt solid #ffffff" fo:background-color="#99ccff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74pt solid #ffffff" fo:background-color="#ffffff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1.5pt solid #ffffff" fo:background-color="#ffffff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9pt" style:font-name-asian="Arial" style:font-name-complex="Arial" style:font-size-asian="9pt" style:font-size-complex="9pt"/>
    </style:style>
    <style:style style:name="T2" style:family="text">
      <style:text-properties fo:color="#000000" style:font-name="Arial" fo:font-size="9pt" style:font-name-asian="Arial" style:font-name-complex="Arial" style:font-size-asian="9pt" style:font-size-complex="9pt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cicle</text:p>
          </table:table-cell>
          <table:table-cell office:value-type="string" calcext:value-type="string">
            <text:p>titol_cicle</text:p>
          </table:table-cell>
          <table:table-cell office:value-type="string" calcext:value-type="string">
            <text:p>modul</text:p>
          </table:table-cell>
          <table:table-cell office:value-type="string" calcext:value-type="string">
            <text:p>buit</text:p>
          </table:table-cell>
          <table:table-cell office:value-type="string" calcext:value-type="string">
            <text:p>hores_modul</text:p>
          </table:table-cell>
          <table:table-cell office:value-type="string" calcext:value-type="string">
            <text:p>hlld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hores_u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ix</text:p>
          </table:table-cell>
          <table:table-cell office:value-type="string" calcext:value-type="string">
            <text:p>Administració de Sistemes Informàtics i Xarxes</text:p>
          </table:table-cell>
          <table:table-cell table:style-name="ce2" office:value-type="string" calcext:value-type="string">
            <text:p>MP01 Implantació de sistemes operatius.</text:p>
          </table:table-cell>
          <table:table-cell/>
          <table:table-cell table:style-name="ce35" office:value-type="float" office:value="198" calcext:value-type="float">
            <text:p>198</text:p>
          </table:table-cell>
          <table:table-cell table:style-name="ce35" office:value-type="float" office:value="33" calcext:value-type="float">
            <text:p>33</text:p>
          </table:table-cell>
          <table:table-cell table:style-name="ce2" office:value-type="string" calcext:value-type="string">
            <text:p>UF1: <text:s/>Instal·lació, configuració i explotació del sistema informàtic</text:p>
          </table:table-cell>
          <table:table-cell table:style-name="ce41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2: <text:s/>Gestió de la informació i de recursos en una xarxa</text:p>
          </table:table-cell>
          <table:table-cell table:style-name="ce41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3: <text:s/>Implantació de programari específic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4: <text:s/>Seguretat, rendiment i recursos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MP02 Gestió de bases de dades</text:p>
          </table:table-cell>
          <table:table-cell/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33" calcext:value-type="float">
            <text:p>33</text:p>
          </table:table-cell>
          <table:table-cell table:style-name="ce2" office:value-type="string" calcext:value-type="string">
            <text:p>UF1: Introducció a les bases de dades</text:p>
          </table:table-cell>
          <table:table-cell table:style-name="ce91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2: Llenguatges SQL: DML i DDL</text:p>
          </table:table-cell>
          <table:table-cell table:style-name="ce91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3: Assegurament de la informació</text:p>
          </table:table-cell>
          <table:table-cell table:style-name="ce92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MP03 Programació bàsica</text:p>
          </table:table-cell>
          <table:table-cell/>
          <table:table-cell table:style-name="ce35" office:value-type="float" office:value="165" calcext:value-type="float">
            <text:p>165</text:p>
          </table:table-cell>
          <table:table-cell table:style-name="ce35"/>
          <table:table-cell table:style-name="ce2" office:value-type="string" calcext:value-type="string">
            <text:p>UF1: Programació estructurada.</text:p>
          </table:table-cell>
          <table:table-cell table:style-name="ce91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2: Disseny modular</text:p>
          </table:table-cell>
          <table:table-cell table:style-name="ce91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3: Fonaments de gestió de fitxers</text:p>
          </table:table-cell>
          <table:table-cell table:style-name="ce93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MP04 Llenguatges de marques i sistemes de gestió d'informació.</text:p>
          </table:table-cell>
          <table:table-cell/>
          <table:table-cell table:style-name="ce35" office:value-type="float" office:value="99" calcext:value-type="float">
            <text:p>99</text:p>
          </table:table-cell>
          <table:table-cell table:style-name="ce35"/>
          <table:table-cell table:style-name="ce2" office:value-type="string" calcext:value-type="string">
            <text:p>UF1: Programació amb XML</text:p>
          </table:table-cell>
          <table:table-cell table:style-name="ce94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2: Àmbits d’aplicació de l’XML</text:p>
          </table:table-cell>
          <table:table-cell table:style-name="ce94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3: Sistemes de gestió d’informació empresarial</text:p>
          </table:table-cell>
          <table:table-cell table:style-name="ce95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MP05 Fonaments de maquinari.</text:p>
          </table:table-cell>
          <table:table-cell/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33" calcext:value-type="float">
            <text:p>33</text:p>
          </table:table-cell>
          <table:table-cell table:style-name="ce2" office:value-type="string" calcext:value-type="string">
            <text:p>UF1: Arquitectura de sistemes</text:p>
          </table:table-cell>
          <table:table-cell table:style-name="ce91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2: Instal·lació, configuració i recuperació de programari</text:p>
          </table:table-cell>
          <table:table-cell table:style-name="ce96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3: Implantació i manteniment de CPD</text:p>
          </table:table-cell>
          <table:table-cell table:style-name="ce93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MP06 Administració de sistemes operatius.</text:p>
          </table:table-cell>
          <table:table-cell/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33" calcext:value-type="float">
            <text:p>33</text:p>
          </table:table-cell>
          <table:table-cell table:style-name="ce2" office:value-type="string" calcext:value-type="string">
            <text:p>UF1: Administració avançada de sistemes operatius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2: Automatització de tasques i llenguatges de guions</text:p>
          </table:table-cell>
          <table:table-cell table:style-name="ce95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MP07 Planificació i administració de xarxes.</text:p>
          </table:table-cell>
          <table:table-cell/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33" calcext:value-type="float">
            <text:p>33</text:p>
          </table:table-cell>
          <table:table-cell table:style-name="ce2" office:value-type="string" calcext:value-type="string">
            <text:p>UF1: Introducció a les xarxes.</text:p>
          </table:table-cell>
          <table:table-cell table:style-name="ce96"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2: Administració de dispositius de xarxa</text:p>
          </table:table-cell>
          <table:table-cell table:style-name="ce96"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3: Administració avançada de xarxes.</text:p>
          </table:table-cell>
          <table:table-cell table:style-name="ce92"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MP08 Serveis de xarxa i Internet.</text:p>
          </table:table-cell>
          <table:table-cell/>
          <table:table-cell table:style-name="ce35" office:value-type="float" office:value="99" calcext:value-type="float">
            <text:p>99</text:p>
          </table:table-cell>
          <table:table-cell table:style-name="ce35"/>
          <table:table-cell table:style-name="ce2" office:value-type="string" calcext:value-type="string">
            <text:p>UF1: Serveis de noms i configuració automàtica</text:p>
          </table:table-cell>
          <table:table-cell table:style-name="ce96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2: Serveis Web i de transferència de fitxers</text:p>
          </table:table-cell>
          <table:table-cell table:style-name="ce96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3: Correu electrònic i missatgeria</text:p>
          </table:table-cell>
          <table:table-cell table:style-name="ce96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4: Serveis d'àudio I vídeo</text:p>
          </table:table-cell>
          <table:table-cell table:style-name="ce93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MP09 Implantació d'aplicacions web.</text:p>
          </table:table-cell>
          <table:table-cell/>
          <table:table-cell table:style-name="ce35" office:value-type="float" office:value="66" calcext:value-type="float">
            <text:p>66</text:p>
          </table:table-cell>
          <table:table-cell table:style-name="ce35"/>
          <table:table-cell table:style-name="ce2" office:value-type="string" calcext:value-type="string">
            <text:p>UF1: Llenguatges de guions de servidor</text:p>
          </table:table-cell>
          <table:table-cell table:style-name="ce96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2: Implantació de gestors de continguts</text:p>
          </table:table-cell>
          <table:table-cell table:style-name="ce93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MP10 Administració de sistemes gestors de bases de dades.</text:p>
          </table:table-cell>
          <table:table-cell/>
          <table:table-cell table:style-name="ce35" office:value-type="float" office:value="99" calcext:value-type="float">
            <text:p>99</text:p>
          </table:table-cell>
          <table:table-cell table:style-name="ce35"/>
          <table:table-cell table:style-name="ce2" office:value-type="string" calcext:value-type="string">
            <text:p>UF1: Llenguatges SQL: DCL i extensió procedimental </text:p>
          </table:table-cell>
          <table:table-cell table:style-name="ce91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2: Instal·lació i ajustament de SGBD corporatiu</text:p>
          </table:table-cell>
          <table:table-cell table:style-name="ce92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MP11 Seguretat i alta disponibilitat.</text:p>
          </table:table-cell>
          <table:table-cell/>
          <table:table-cell table:style-name="ce35" office:value-type="float" office:value="99" calcext:value-type="float">
            <text:p>99</text:p>
          </table:table-cell>
          <table:table-cell table:style-name="ce35"/>
          <table:table-cell table:style-name="ce2" office:value-type="string" calcext:value-type="string">
            <text:p>UF1: Seguretat física, lògica i legislació</text:p>
          </table:table-cell>
          <table:table-cell table:style-name="ce96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2: Seguretat activa i accés remot</text:p>
          </table:table-cell>
          <table:table-cell table:style-name="ce96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3: Tallafocs i servidors intermediaris</text:p>
          </table:table-cell>
          <table:table-cell table:style-name="ce96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4: Alta disponibilitat</text:p>
          </table:table-cell>
          <table:table-cell table:style-name="ce92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MP12 FOL</text:p>
          </table:table-cell>
          <table:table-cell table:style-name="ce2"/>
          <table:table-cell table:style-name="ce35" office:value-type="float" office:value="99" calcext:value-type="float">
            <text:p>99</text:p>
          </table:table-cell>
          <table:table-cell table:style-name="ce35"/>
          <table:table-cell table:style-name="ce2" office:value-type="string" calcext:value-type="string">
            <text:p>UF1: Incorporació al treball</text:p>
          </table:table-cell>
          <table:table-cell table:style-name="ce98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5" table:number-columns-repeated="2"/>
          <table:table-cell table:style-name="ce2" office:value-type="string" calcext:value-type="string">
            <text:p>UF2: Prevenció de riscos laborals</text:p>
          </table:table-cell>
          <table:table-cell table:style-name="ce99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MP13 EIE</text:p>
          </table:table-cell>
          <table:table-cell table:style-name="ce2"/>
          <table:table-cell table:style-name="ce35" office:value-type="float" office:value="66" calcext:value-type="float">
            <text:p>66</text:p>
          </table:table-cell>
          <table:table-cell table:style-name="ce35"/>
          <table:table-cell table:style-name="ce2" office:value-type="string" calcext:value-type="string">
            <text:p>UF1: Empresa i iniciativa emprenedora</text:p>
          </table:table-cell>
          <table:table-cell table:style-name="ce100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MP14 Projecte </text:p>
          </table:table-cell>
          <table:table-cell/>
          <table:table-cell table:style-name="ce35" office:value-type="float" office:value="99" calcext:value-type="float">
            <text:p>99</text:p>
          </table:table-cell>
          <table:table-cell table:style-name="ce35"/>
          <table:table-cell table:style-name="ce2" office:value-type="string" calcext:value-type="string">
            <text:p>UF1: Projecte</text:p>
          </table:table-cell>
          <table:table-cell table:style-name="ce43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m</text:p>
          </table:table-cell>
          <table:table-cell office:value-type="string" calcext:value-type="string">
            <text:p>Desenvolupament d’aplicacions multiplataforma</text:p>
          </table:table-cell>
          <table:table-cell table:style-name="ce3" office:value-type="string" calcext:value-type="string">
            <text:p>MP01 Sistemes informàtics</text:p>
          </table:table-cell>
          <table:table-cell table:style-name="Default"/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33" calcext:value-type="float">
            <text:p>33</text:p>
          </table:table-cell>
          <table:table-cell table:style-name="ce67" office:value-type="string" calcext:value-type="string">
            <text:p>UF1: <text:s/>Instal·lació, configuració i explotació del sistema informàtic</text:p>
          </table:table-cell>
          <table:table-cell table:style-name="ce41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6" table:number-columns-repeated="2"/>
          <table:table-cell table:style-name="ce67" office:value-type="string" calcext:value-type="string">
            <text:p>UF2: <text:s/>Gestió de la informació i de recursos en una xarxa</text:p>
          </table:table-cell>
          <table:table-cell table:style-name="ce41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6" table:number-columns-repeated="2"/>
          <table:table-cell table:style-name="ce67" office:value-type="string" calcext:value-type="string">
            <text:p>UF3: <text:s/>Implantació de programari específic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MP02 Bases de dades</text:p>
          </table:table-cell>
          <table:table-cell table:style-name="Default"/>
          <table:table-cell table:style-name="ce37" office:value-type="float" office:value="198" calcext:value-type="float">
            <text:p>198</text:p>
          </table:table-cell>
          <table:table-cell table:style-name="ce66" office:value-type="float" office:value="33" calcext:value-type="float">
            <text:p>33</text:p>
          </table:table-cell>
          <table:table-cell table:style-name="ce67" office:value-type="string" calcext:value-type="string">
            <text:p>UF1: Introducció a les bases de dades</text:p>
          </table:table-cell>
          <table:table-cell table:style-name="ce91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37"/>
          <table:table-cell table:style-name="ce66"/>
          <table:table-cell table:style-name="ce67" office:value-type="string" calcext:value-type="string">
            <text:p>UF2: Llenguatges SQL: DML i DDL</text:p>
          </table:table-cell>
          <table:table-cell table:style-name="ce91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37"/>
          <table:table-cell table:style-name="ce66"/>
          <table:table-cell table:style-name="ce67" office:value-type="string" calcext:value-type="string">
            <text:p>UF3: Llenguatge SQL: DCL i extensió procedimental</text:p>
          </table:table-cell>
          <table:table-cell table:style-name="ce91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37"/>
          <table:table-cell table:style-name="ce66"/>
          <table:table-cell table:style-name="ce4" office:value-type="string" calcext:value-type="string">
            <text:p>UF4: Bases de dades objecte-relacionals</text:p>
          </table:table-cell>
          <table:table-cell table:style-name="ce92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MP03 Programació bàsica</text:p>
          </table:table-cell>
          <table:table-cell table:style-name="Default"/>
          <table:table-cell table:style-name="ce38" office:value-type="float" office:value="264" calcext:value-type="float">
            <text:p>264</text:p>
          </table:table-cell>
          <table:table-cell table:style-name="ce38" office:value-type="float" office:value="33" calcext:value-type="float">
            <text:p>33</text:p>
          </table:table-cell>
          <table:table-cell table:style-name="ce67" office:value-type="string" calcext:value-type="string">
            <text:p>UF1: Programació estructurada.</text:p>
          </table:table-cell>
          <table:table-cell table:style-name="ce91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39" table:number-columns-repeated="2"/>
          <table:table-cell table:style-name="ce67" office:value-type="string" calcext:value-type="string">
            <text:p>UF2: Disseny modular</text:p>
          </table:table-cell>
          <table:table-cell table:style-name="ce91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39" table:number-columns-repeated="2"/>
          <table:table-cell table:style-name="ce67" office:value-type="string" calcext:value-type="string">
            <text:p>UF3: Fonaments de gestió de fitxers</text:p>
          </table:table-cell>
          <table:table-cell table:style-name="ce91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39" table:number-columns-repeated="2"/>
          <table:table-cell table:style-name="ce68" office:value-type="string" calcext:value-type="string">
            <text:p>UF4: Programació orientada a objectes. Fonaments</text:p>
          </table:table-cell>
          <table:table-cell table:style-name="ce96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39" table:number-columns-repeated="2"/>
          <table:table-cell table:style-name="ce68" office:value-type="string" calcext:value-type="string">
            <text:p>UF5: POO. Llibreries de classes fonamentals</text:p>
          </table:table-cell>
          <table:table-cell table:style-name="ce96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40" table:number-columns-repeated="2"/>
          <table:table-cell table:style-name="ce4" office:value-type="string" calcext:value-type="string">
            <text:p>UF6: POO. Introducció a la persistència en BD</text:p>
          </table:table-cell>
          <table:table-cell table:style-name="ce92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MP04 Llenguatges de marques i sistemes de gestió d'informació.</text:p>
          </table:table-cell>
          <table:table-cell table:style-name="Default"/>
          <table:table-cell table:style-name="ce41" office:value-type="float" office:value="99" calcext:value-type="float">
            <text:p>99</text:p>
          </table:table-cell>
          <table:table-cell table:style-name="ce41"/>
          <table:table-cell table:style-name="ce67" office:value-type="string" calcext:value-type="string">
            <text:p>UF1: Programació amb XML</text:p>
          </table:table-cell>
          <table:table-cell table:style-name="ce94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1" table:number-columns-repeated="2"/>
          <table:table-cell table:style-name="ce67" office:value-type="string" calcext:value-type="string">
            <text:p>UF2: Àmbits d’aplicació de l’XML</text:p>
          </table:table-cell>
          <table:table-cell table:style-name="ce94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1" table:number-columns-repeated="2"/>
          <table:table-cell table:style-name="ce5" office:value-type="string" calcext:value-type="string">
            <text:p>UF3: Sistemes de gestió d’informació empresarial</text:p>
          </table:table-cell>
          <table:table-cell table:style-name="ce95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MP05 Entorns de desenvolupament.</text:p>
          </table:table-cell>
          <table:table-cell table:style-name="Default"/>
          <table:table-cell table:style-name="ce37" office:value-type="float" office:value="66" calcext:value-type="float">
            <text:p>66</text:p>
          </table:table-cell>
          <table:table-cell table:style-name="ce37"/>
          <table:table-cell table:style-name="ce68" office:value-type="string" calcext:value-type="string">
            <text:p>UF1: Desenvolupament de programari</text:p>
          </table:table-cell>
          <table:table-cell table:style-name="ce96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37" table:number-columns-repeated="2"/>
          <table:table-cell table:style-name="ce68" office:value-type="string" calcext:value-type="string">
            <text:p>UF2: Optimització del programari</text:p>
          </table:table-cell>
          <table:table-cell table:style-name="ce96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37" table:number-columns-repeated="2"/>
          <table:table-cell table:style-name="ce5" office:value-type="string" calcext:value-type="string">
            <text:p>UF3: Introducció al disseny orientat a objectes</text:p>
          </table:table-cell>
          <table:table-cell table:style-name="ce93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MP06 Accés a dades</text:p>
          </table:table-cell>
          <table:table-cell table:style-name="Default"/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33" calcext:value-type="float">
            <text:p>33</text:p>
          </table:table-cell>
          <table:table-cell table:style-name="ce68" office:value-type="string" calcext:value-type="string">
            <text:p>UF1: Persistència en fitxers</text:p>
          </table:table-cell>
          <table:table-cell table:style-name="ce101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37" table:number-columns-repeated="2"/>
          <table:table-cell table:style-name="ce68" office:value-type="string" calcext:value-type="string">
            <text:p>UF2: Persistència en BDR-BDOR-BDOO</text:p>
          </table:table-cell>
          <table:table-cell table:style-name="ce101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37" table:number-columns-repeated="2"/>
          <table:table-cell table:style-name="ce67" office:value-type="string" calcext:value-type="string">
            <text:p>UF3: Persistència en BD natives XML</text:p>
          </table:table-cell>
          <table:table-cell table:style-name="ce102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37" table:number-columns-repeated="2"/>
          <table:table-cell table:style-name="ce5" office:value-type="string" calcext:value-type="string">
            <text:p>UF4: Components d’accés a dades</text:p>
          </table:table-cell>
          <table:table-cell table:style-name="ce102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MP07. Desenvolupament d’interfícies.</text:p>
          </table:table-cell>
          <table:table-cell table:style-name="Default"/>
          <table:table-cell table:style-name="ce38" office:value-type="float" office:value="99" calcext:value-type="float">
            <text:p>99</text:p>
          </table:table-cell>
          <table:table-cell table:style-name="ce38"/>
          <table:table-cell table:style-name="ce68" office:value-type="string" calcext:value-type="string">
            <text:p>UF1: Disseny i implementació d’interfícies.</text:p>
          </table:table-cell>
          <table:table-cell table:style-name="ce96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38" table:number-columns-repeated="2"/>
          <table:table-cell table:style-name="ce68" office:value-type="string" calcext:value-type="string">
            <text:p>UF2: Preparació i distribució d’aplicacions.</text:p>
          </table:table-cell>
          <table:table-cell table:style-name="ce96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MP08 Programació multimèdia i dispositius mòbils.</text:p>
          </table:table-cell>
          <table:table-cell table:style-name="Default"/>
          <table:table-cell table:style-name="ce42" office:value-type="float" office:value="99" calcext:value-type="float">
            <text:p>99</text:p>
          </table:table-cell>
          <table:table-cell table:style-name="ce44"/>
          <table:table-cell table:style-name="ce67" office:value-type="string" calcext:value-type="string">
            <text:p>UF1: Desenvolupament d’aplicacions per dispositius mòbils</text:p>
          </table:table-cell>
          <table:table-cell table:style-name="ce91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2"/>
          <table:table-cell table:style-name="ce44"/>
          <table:table-cell table:style-name="ce67" office:value-type="string" calcext:value-type="string">
            <text:p>UF2: Programació multimèdia</text:p>
          </table:table-cell>
          <table:table-cell table:style-name="ce91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2"/>
          <table:table-cell table:style-name="ce44"/>
          <table:table-cell table:style-name="ce67" office:value-type="string" calcext:value-type="string">
            <text:p>UF3: Desenvolupament de jocs per dispositius mòbils</text:p>
          </table:table-cell>
          <table:table-cell table:style-name="ce91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 calcext:value-type="string">
            <text:p>MP09 Programació de serveis i processos.</text:p>
          </table:table-cell>
          <table:table-cell table:style-name="Default"/>
          <table:table-cell table:style-name="ce40" office:value-type="float" office:value="99" calcext:value-type="float">
            <text:p>99</text:p>
          </table:table-cell>
          <table:table-cell table:style-name="ce40"/>
          <table:table-cell table:style-name="ce68" office:value-type="string" calcext:value-type="string">
            <text:p>UF1: Seguretat i criptografia </text:p>
          </table:table-cell>
          <table:table-cell table:style-name="ce96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table:number-columns-repeated="2"/>
          <table:table-cell table:style-name="ce40" table:number-columns-repeated="2"/>
          <table:table-cell table:style-name="ce69" office:value-type="string" calcext:value-type="string">
            <text:p>UF2: Processos i fils</text:p>
          </table:table-cell>
          <table:table-cell table:style-name="ce103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table:number-columns-repeated="2"/>
          <table:table-cell table:style-name="ce40" table:number-columns-repeated="2"/>
          <table:table-cell table:style-name="ce4" office:value-type="string" calcext:value-type="string">
            <text:p>UF3: Sòcols i serveis</text:p>
          </table:table-cell>
          <table:table-cell table:style-name="ce92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MP10 Sistemes de gestió empresarial.</text:p>
          </table:table-cell>
          <table:table-cell table:style-name="Default"/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3" calcext:value-type="float">
            <text:p>33</text:p>
          </table:table-cell>
          <table:table-cell table:style-name="ce67" office:value-type="string" calcext:value-type="string">
            <text:p>UF1: Sistemes ERP-CRM. Implantació.</text:p>
          </table:table-cell>
          <table:table-cell table:style-name="ce91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43" table:number-columns-repeated="2"/>
          <table:table-cell table:style-name="ce5" office:value-type="string" calcext:value-type="string">
            <text:p>UF2: Sistemes ERP-CRM. Explotació i adequació.</text:p>
          </table:table-cell>
          <table:table-cell table:style-name="ce93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MP11 FOL</text:p>
          </table:table-cell>
          <table:table-cell table:style-name="ce5"/>
          <table:table-cell table:style-name="ce44" office:value-type="float" office:value="99" calcext:value-type="float">
            <text:p>99</text:p>
          </table:table-cell>
          <table:table-cell table:style-name="ce44"/>
          <table:table-cell table:style-name="ce70" office:value-type="string" calcext:value-type="string">
            <text:p>UF1: Incorporació al treball</text:p>
          </table:table-cell>
          <table:table-cell table:style-name="ce98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4" table:number-columns-repeated="2"/>
          <table:table-cell table:style-name="ce71" office:value-type="string" calcext:value-type="string">
            <text:p>UF2: Prevenció de riscos laborals</text:p>
          </table:table-cell>
          <table:table-cell table:style-name="ce99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MP12 EIE</text:p>
          </table:table-cell>
          <table:table-cell table:style-name="ce5"/>
          <table:table-cell table:style-name="ce44" office:value-type="float" office:value="66" calcext:value-type="float">
            <text:p>66</text:p>
          </table:table-cell>
          <table:table-cell table:style-name="ce44"/>
          <table:table-cell table:style-name="ce72" office:value-type="string" calcext:value-type="string">
            <text:p>UF1: Empresa i iniciativa emprenedora</text:p>
          </table:table-cell>
          <table:table-cell table:style-name="ce100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MP13 Projecte </text:p>
          </table:table-cell>
          <table:table-cell table:style-name="Default"/>
          <table:table-cell table:style-name="ce43" office:value-type="float" office:value="99" calcext:value-type="float">
            <text:p>99</text:p>
          </table:table-cell>
          <table:table-cell table:style-name="ce43"/>
          <table:table-cell table:style-name="ce4" office:value-type="string" calcext:value-type="string">
            <text:p>UF1: Projecte</text:p>
          </table:table-cell>
          <table:table-cell table:style-name="ce43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w</text:p>
          </table:table-cell>
          <table:table-cell office:value-type="string" calcext:value-type="string">
            <text:p>Desenvolupament d’aplicacions web</text:p>
          </table:table-cell>
          <table:table-cell table:style-name="ce7" office:value-type="string" calcext:value-type="string">
            <text:p>MP01 Sistemes informàtics</text:p>
          </table:table-cell>
          <table:table-cell table:style-name="Default"/>
          <table:table-cell table:style-name="ce45" office:value-type="string" calcext:value-type="string">
            <text:p>198-165</text:p>
          </table:table-cell>
          <table:table-cell table:style-name="ce53" office:value-type="float" office:value="33" calcext:value-type="float">
            <text:p>33</text:p>
          </table:table-cell>
          <table:table-cell table:style-name="ce73" office:value-type="string" calcext:value-type="string">
            <text:p>UF1: <text:s/>Instal·lació, configuració i explotació del sistema informàtic</text:p>
          </table:table-cell>
          <table:table-cell table:style-name="ce45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style-name="ce46" table:number-columns-repeated="2"/>
          <table:table-cell table:style-name="ce73" office:value-type="string" calcext:value-type="string">
            <text:p>UF2: <text:s/>Gestió de la informació i de recursos en una xarxa</text:p>
          </table:table-cell>
          <table:table-cell table:style-name="ce45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3"/>
          <table:table-cell table:style-name="ce46"/>
          <table:table-cell table:style-name="ce74" office:value-type="string" calcext:value-type="string">
            <text:p>UF3: <text:s/>Implantació de programari específic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MP02 Bases de dades</text:p>
          </table:table-cell>
          <table:table-cell table:style-name="Default"/>
          <table:table-cell table:style-name="ce47" office:value-type="string" calcext:value-type="string">
            <text:p>231-198</text:p>
          </table:table-cell>
          <table:table-cell table:style-name="ce53" office:value-type="float" office:value="33" calcext:value-type="float">
            <text:p>33</text:p>
          </table:table-cell>
          <table:table-cell table:style-name="ce73" office:value-type="string" calcext:value-type="string">
            <text:p>UF1. Introducció a les bases de dades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/>
          <table:table-cell table:style-name="ce25"/>
          <table:table-cell table:style-name="ce48"/>
          <table:table-cell table:style-name="ce46"/>
          <table:table-cell table:style-name="ce73" office:value-type="string" calcext:value-type="string">
            <text:p>UF2. Llenguatges SQL: DML i DDL</text:p>
          </table:table-cell>
          <table:table-cell table:style-name="ce45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/>
          <table:table-cell table:style-name="ce25"/>
          <table:table-cell table:style-name="ce48"/>
          <table:table-cell table:style-name="ce46"/>
          <table:table-cell table:style-name="ce73" office:value-type="string" calcext:value-type="string">
            <text:p>UF3. Llenguatges SQL: DCL i extensió procedimental</text:p>
          </table:table-cell>
          <table:table-cell table:style-name="ce45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/>
          <table:table-cell table:style-name="ce26"/>
          <table:table-cell table:style-name="ce49"/>
          <table:table-cell table:style-name="ce54"/>
          <table:table-cell table:style-name="ce75" office:value-type="string" calcext:value-type="string">
            <text:p>UF4. Bases de dades objecte-relacionals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MP03 Programació</text:p>
          </table:table-cell>
          <table:table-cell table:style-name="Default"/>
          <table:table-cell table:style-name="ce50" office:value-type="string" calcext:value-type="string">
            <text:p>297-264</text:p>
          </table:table-cell>
          <table:table-cell table:style-name="ce50" office:value-type="float" office:value="33" calcext:value-type="float">
            <text:p>33</text:p>
          </table:table-cell>
          <table:table-cell table:style-name="ce73" office:value-type="string" calcext:value-type="string">
            <text:p>UF1. Programació estructurada</text:p>
          </table:table-cell>
          <table:table-cell table:style-name="ce104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2"/>
          <table:table-cell table:style-name="ce27"/>
          <table:table-cell table:style-name="ce51" table:number-columns-repeated="2"/>
          <table:table-cell table:style-name="ce73" office:value-type="string" calcext:value-type="string">
            <text:p>UF2. Disseny modular</text:p>
          </table:table-cell>
          <table:table-cell table:style-name="ce104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2"/>
          <table:table-cell table:style-name="ce27"/>
          <table:table-cell table:style-name="ce51" table:number-columns-repeated="2"/>
          <table:table-cell table:style-name="ce73" office:value-type="string" calcext:value-type="string">
            <text:p>UF3. Fonaments de gestió de fitxers</text:p>
          </table:table-cell>
          <table:table-cell table:style-name="ce104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2"/>
          <table:table-cell table:style-name="ce27"/>
          <table:table-cell table:style-name="ce51" table:number-columns-repeated="2"/>
          <table:table-cell table:style-name="ce76" office:value-type="string" calcext:value-type="string">
            <text:p>UF4. Programació orientada a objectes. Fonaments</text:p>
          </table:table-cell>
          <table:table-cell table:style-name="ce104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2"/>
          <table:table-cell table:style-name="ce27"/>
          <table:table-cell table:style-name="ce51" table:number-columns-repeated="2"/>
          <table:table-cell table:style-name="ce77" office:value-type="string" calcext:value-type="string">
            <text:p>UF5. POO. Llibreries de classes fonamentals</text:p>
          </table:table-cell>
          <table:table-cell table:style-name="ce105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/>
          <table:table-cell table:style-name="ce28"/>
          <table:table-cell table:style-name="ce52" table:number-columns-repeated="2"/>
          <table:table-cell table:style-name="ce78" office:value-type="string" calcext:value-type="string">
            <text:p>UF6. POO. Introducció a la persistència en BD</text:p>
          </table:table-cell>
          <table:table-cell table:style-name="ce106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MP04 Llenguatge de marques i sistemes de gestió d’informació</text:p>
          </table:table-cell>
          <table:table-cell table:style-name="Default"/>
          <table:table-cell table:style-name="ce53" office:value-type="float" office:value="99" calcext:value-type="float">
            <text:p>99</text:p>
          </table:table-cell>
          <table:table-cell table:style-name="ce53"/>
          <table:table-cell table:style-name="ce73" office:value-type="string" calcext:value-type="string">
            <text:p>UF1. Programació amb XML</text:p>
          </table:table-cell>
          <table:table-cell table:style-name="ce104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/>
          <table:table-cell table:style-name="ce25"/>
          <table:table-cell table:style-name="ce46" table:number-columns-repeated="2"/>
          <table:table-cell table:style-name="ce73" office:value-type="string" calcext:value-type="string">
            <text:p>UF2. Àmbits d’aplicació de l’XML </text:p>
          </table:table-cell>
          <table:table-cell table:style-name="ce104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/>
          <table:table-cell table:style-name="ce26"/>
          <table:table-cell table:style-name="ce54" table:number-columns-repeated="2"/>
          <table:table-cell table:style-name="ce75" office:value-type="string" calcext:value-type="string">
            <text:p>UF3. Sistemes de gestió empresarial</text:p>
          </table:table-cell>
          <table:table-cell table:style-name="ce106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MP05 Entorns de desenvolupament</text:p>
          </table:table-cell>
          <table:table-cell table:style-name="Default"/>
          <table:table-cell table:style-name="ce50" office:value-type="float" office:value="66" calcext:value-type="float">
            <text:p>66</text:p>
          </table:table-cell>
          <table:table-cell table:style-name="ce50"/>
          <table:table-cell table:style-name="ce77" office:value-type="string" calcext:value-type="string">
            <text:p>UF1. Desenvolupament de programari</text:p>
          </table:table-cell>
          <table:table-cell table:style-name="ce105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2"/>
          <table:table-cell table:style-name="ce27"/>
          <table:table-cell table:style-name="ce51" table:number-columns-repeated="2"/>
          <table:table-cell table:style-name="ce77" office:value-type="string" calcext:value-type="string">
            <text:p>UF2. Optimització de programari:</text:p>
          </table:table-cell>
          <table:table-cell table:style-name="ce105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/>
          <table:table-cell table:style-name="ce28"/>
          <table:table-cell table:style-name="ce52" table:number-columns-repeated="2"/>
          <table:table-cell table:style-name="ce75" office:value-type="string" calcext:value-type="string">
            <text:p>UF3. Introducció al disseny orientat a objectes</text:p>
          </table:table-cell>
          <table:table-cell table:style-name="ce106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MP06 Desenvolupament web en entorn client</text:p>
          </table:table-cell>
          <table:table-cell table:style-name="Default"/>
          <table:table-cell table:style-name="ce50" office:value-type="string" calcext:value-type="string">
            <text:p>165-132</text:p>
          </table:table-cell>
          <table:table-cell table:style-name="ce50" office:value-type="float" office:value="33" calcext:value-type="float">
            <text:p>33</text:p>
          </table:table-cell>
          <table:table-cell table:style-name="ce77" office:value-type="string" calcext:value-type="string">
            <text:p>UF1. Sintaxi del llenguatge. Objectes predefinits del llenguatge</text:p>
          </table:table-cell>
          <table:table-cell table:style-name="ce105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2"/>
          <table:table-cell table:style-name="ce27"/>
          <table:table-cell table:style-name="ce51" table:number-columns-repeated="2"/>
          <table:table-cell table:style-name="ce77" office:value-type="string" calcext:value-type="string">
            <text:p>UF2. Estructures definides pel programador. Objectes. </text:p>
          </table:table-cell>
          <table:table-cell table:style-name="ce105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2"/>
          <table:table-cell table:style-name="ce27"/>
          <table:table-cell table:style-name="ce51" table:number-columns-repeated="2"/>
          <table:table-cell table:style-name="ce77" office:value-type="string" calcext:value-type="string">
            <text:p>UF3. Esdeveniments. Manegament de formularis. Model d'objectes del document. </text:p>
          </table:table-cell>
          <table:table-cell table:style-name="ce105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/>
          <table:table-cell table:style-name="ce28"/>
          <table:table-cell table:style-name="ce52" table:number-columns-repeated="2"/>
          <table:table-cell table:style-name="ce79" office:value-type="string" calcext:value-type="string">
            <text:p>UF4. Comunicació asíncrona client-servidor.</text:p>
          </table:table-cell>
          <table:table-cell table:style-name="ce107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MP07 Desenvolupament web en entorn servidor</text:p>
          </table:table-cell>
          <table:table-cell table:style-name="Default"/>
          <table:table-cell table:style-name="ce50" office:value-type="string" calcext:value-type="string">
            <text:p>165-132</text:p>
          </table:table-cell>
          <table:table-cell table:style-name="ce50" office:value-type="float" office:value="33" calcext:value-type="float">
            <text:p>33</text:p>
          </table:table-cell>
          <table:table-cell table:style-name="ce77" office:value-type="string" calcext:value-type="string">
            <text:p>UF1. Desenvolupament web en entorn servidor. </text:p>
          </table:table-cell>
          <table:table-cell table:style-name="ce105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2"/>
          <table:table-cell table:style-name="ce27"/>
          <table:table-cell table:style-name="ce51" table:number-columns-repeated="2"/>
          <table:table-cell table:style-name="ce77" office:value-type="string" calcext:value-type="string">
            <text:p>UF2. Generació dinàmica de pagines web. </text:p>
          </table:table-cell>
          <table:table-cell table:style-name="ce105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2"/>
          <table:table-cell table:style-name="ce27"/>
          <table:table-cell table:style-name="ce51" table:number-columns-repeated="2"/>
          <table:table-cell table:style-name="ce77" office:value-type="string" calcext:value-type="string">
            <text:p>UF3. Tècniques d’accés a dades. </text:p>
          </table:table-cell>
          <table:table-cell table:style-name="ce105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/>
          <table:table-cell table:style-name="ce28"/>
          <table:table-cell table:style-name="ce52" table:number-columns-repeated="2"/>
          <table:table-cell table:style-name="ce79" office:value-type="string" calcext:value-type="string">
            <text:p>UF4. Serveis web. Pàgines dinàmiques interactives. Webs Híbrids. </text:p>
          </table:table-cell>
          <table:table-cell table:style-name="ce107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MP08 Desplegament d'aplicacions web</text:p>
          </table:table-cell>
          <table:table-cell table:style-name="Default"/>
          <table:table-cell table:style-name="ce50" office:value-type="float" office:value="99" calcext:value-type="float">
            <text:p>99</text:p>
          </table:table-cell>
          <table:table-cell table:style-name="ce50"/>
          <table:table-cell table:style-name="ce73" office:value-type="string" calcext:value-type="string">
            <text:p>UF1. Servidors web i de transferència de fitxers. </text:p>
          </table:table-cell>
          <table:table-cell table:style-name="ce104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2"/>
          <table:table-cell table:style-name="ce27"/>
          <table:table-cell table:style-name="ce51" table:number-columns-repeated="2"/>
          <table:table-cell table:style-name="ce73" office:value-type="string" calcext:value-type="string">
            <text:p>UF2. Servidors d’aplicacions web. </text:p>
          </table:table-cell>
          <table:table-cell table:style-name="ce104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2"/>
          <table:table-cell table:style-name="ce27"/>
          <table:table-cell table:style-name="ce51" table:number-columns-repeated="2"/>
          <table:table-cell table:style-name="ce73" office:value-type="string" calcext:value-type="string">
            <text:p>UF3. Desplegament d’aplicacions web. </text:p>
          </table:table-cell>
          <table:table-cell table:style-name="ce104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/>
          <table:table-cell table:style-name="ce28"/>
          <table:table-cell table:style-name="ce52" table:number-columns-repeated="2"/>
          <table:table-cell table:style-name="ce79" office:value-type="string" calcext:value-type="string">
            <text:p>UF4. Control de versions i documentació. </text:p>
          </table:table-cell>
          <table:table-cell table:style-name="ce107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M09 Disseny d'interfícies web</text:p>
          </table:table-cell>
          <table:table-cell table:style-name="Default"/>
          <table:table-cell table:style-name="ce50" office:value-type="float" office:value="99" calcext:value-type="float">
            <text:p>99</text:p>
          </table:table-cell>
          <table:table-cell table:style-name="ce50"/>
          <table:table-cell table:style-name="ce77" office:value-type="string" calcext:value-type="string">
            <text:p>UF1. Disseny de la interfície. Estils. </text:p>
          </table:table-cell>
          <table:table-cell table:style-name="ce105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2"/>
          <table:table-cell table:style-name="ce27"/>
          <table:table-cell table:style-name="ce51" table:number-columns-repeated="2"/>
          <table:table-cell table:style-name="ce77" office:value-type="string" calcext:value-type="string">
            <text:p>UF2. Elements multimèdia: creació i integració. </text:p>
          </table:table-cell>
          <table:table-cell table:style-name="ce105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/>
          <table:table-cell table:style-name="ce28"/>
          <table:table-cell table:style-name="ce52" table:number-columns-repeated="2"/>
          <table:table-cell table:style-name="ce79" office:value-type="string" calcext:value-type="string">
            <text:p>UF3. Accessibilitat i usabilitat. </text:p>
          </table:table-cell>
          <table:table-cell table:style-name="ce107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MP10 Formació i Orientació Laboral</text:p>
          </table:table-cell>
          <table:table-cell table:style-name="Default"/>
          <table:table-cell table:style-name="ce53" office:value-type="float" office:value="99" calcext:value-type="float">
            <text:p>99</text:p>
          </table:table-cell>
          <table:table-cell table:style-name="ce53"/>
          <table:table-cell table:style-name="ce76" office:value-type="string" calcext:value-type="string">
            <text:p>UF 1: Incorporació al treball. </text:p>
          </table:table-cell>
          <table:table-cell table:style-name="ce104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5"/>
          <table:table-cell table:style-name="ce29"/>
          <table:table-cell table:style-name="ce54" table:number-columns-repeated="2"/>
          <table:table-cell table:style-name="ce75" office:value-type="string" calcext:value-type="string">
            <text:p>UF 2: Prevenció de riscos laborals.</text:p>
          </table:table-cell>
          <table:table-cell table:style-name="ce106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MP11 Empresa i iniciativa emprenedora</text:p>
          </table:table-cell>
          <table:table-cell table:style-name="Default"/>
          <table:table-cell table:style-name="ce53" office:value-type="float" office:value="66" calcext:value-type="float">
            <text:p>66</text:p>
          </table:table-cell>
          <table:table-cell table:style-name="ce53"/>
          <table:table-cell table:style-name="ce80" office:value-type="string" calcext:value-type="string">
            <text:p>UF 1: Empresa iniciativa emprenedora. </text:p>
          </table:table-cell>
          <table:table-cell table:style-name="ce14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6" office:value-type="string" calcext:value-type="string">
            <text:p>MP12 Projecte </text:p>
          </table:table-cell>
          <table:table-cell table:style-name="Default"/>
          <table:table-cell table:style-name="ce55" office:value-type="float" office:value="99" calcext:value-type="float">
            <text:p>99</text:p>
          </table:table-cell>
          <table:table-cell table:style-name="ce55"/>
          <table:table-cell table:style-name="ce81" office:value-type="string" calcext:value-type="string">
            <text:p>UF1: Projecte desenvolupament</text:p>
          </table:table-cell>
          <table:table-cell table:style-name="ce16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x</text:p>
          </table:table-cell>
          <table:table-cell office:value-type="string" calcext:value-type="string">
            <text:p>Sistemes Microinformàtics i Xarxes</text:p>
          </table:table-cell>
          <table:table-cell table:style-name="ce17" office:value-type="string" calcext:value-type="string">
            <text:p>MP01. <text:s/>Muntatge i manteniment d’equips</text:p>
          </table:table-cell>
          <table:table-cell table:style-name="Default"/>
          <table:table-cell table:style-name="ce56" office:value-type="string" calcext:value-type="string">
            <text:p>198 - 165</text:p>
          </table:table-cell>
          <table:table-cell table:style-name="ce56" office:value-type="float" office:value="33" calcext:value-type="float">
            <text:p>33</text:p>
          </table:table-cell>
          <table:table-cell table:style-name="ce82" office:value-type="string" calcext:value-type="string">
            <text:p>UF1 Electricitat a l’ordinador</text:p>
          </table:table-cell>
          <table:table-cell table:style-name="ce59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/>
          <table:table-cell table:style-name="ce30"/>
          <table:table-cell table:style-name="ce57" table:number-columns-repeated="2"/>
          <table:table-cell table:style-name="ce82" office:value-type="string" calcext:value-type="string">
            <text:p>UF2 Components d’un equip microinformàtic</text:p>
          </table:table-cell>
          <table:table-cell table:style-name="ce59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/>
          <table:table-cell table:style-name="ce30"/>
          <table:table-cell table:style-name="ce57" table:number-columns-repeated="2"/>
          <table:table-cell table:style-name="ce82" office:value-type="string" calcext:value-type="string">
            <text:p>UF3 Muntatge d’un equip microinformàtic</text:p>
          </table:table-cell>
          <table:table-cell table:style-name="ce59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/>
          <table:table-cell table:style-name="ce30"/>
          <table:table-cell table:style-name="ce57" table:number-columns-repeated="2"/>
          <table:table-cell table:style-name="ce83" office:value-type="string" calcext:value-type="string">
            <text:p>UF4 Noves tendències de muntatge</text:p>
          </table:table-cell>
          <table:table-cell table:style-name="ce64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/>
          <table:table-cell table:style-name="ce30"/>
          <table:table-cell table:style-name="ce57" table:number-columns-repeated="2"/>
          <table:table-cell table:style-name="ce82" office:value-type="string" calcext:value-type="string">
            <text:p>UF5 Manteniment d’equips microinformàtics</text:p>
          </table:table-cell>
          <table:table-cell table:style-name="ce59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9"/>
          <table:table-cell table:style-name="ce31"/>
          <table:table-cell table:style-name="ce58" table:number-columns-repeated="2"/>
          <table:table-cell table:style-name="ce84" office:value-type="string" calcext:value-type="string">
            <text:p>UF6 Instal·lació de programari</text:p>
          </table:table-cell>
          <table:table-cell table:style-name="ce60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" office:value-type="string" calcext:value-type="string">
            <text:p>MP02. Sistemes Operatius Monolloc</text:p>
          </table:table-cell>
          <table:table-cell table:style-name="Default"/>
          <table:table-cell table:style-name="ce59" office:value-type="string" calcext:value-type="string">
            <text:p>132-99</text:p>
          </table:table-cell>
          <table:table-cell table:style-name="ce56" office:value-type="float" office:value="33" calcext:value-type="float">
            <text:p>33</text:p>
          </table:table-cell>
          <table:table-cell table:style-name="ce83" office:value-type="string" calcext:value-type="string">
            <text:p>UF1 Introducció als sistemes operatius</text:p>
          </table:table-cell>
          <table:table-cell table:style-name="ce64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/>
          <table:table-cell table:style-name="ce30"/>
          <table:table-cell table:style-name="ce59"/>
          <table:table-cell table:style-name="ce57"/>
          <table:table-cell table:style-name="ce82" office:value-type="string" calcext:value-type="string">
            <text:p>UF2 Sistemes operatius propietaris</text:p>
          </table:table-cell>
          <table:table-cell table:style-name="ce59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9"/>
          <table:table-cell table:style-name="ce31"/>
          <table:table-cell table:style-name="ce60"/>
          <table:table-cell table:style-name="ce58"/>
          <table:table-cell table:style-name="ce84" office:value-type="string" calcext:value-type="string">
            <text:p>UF3 Sistemes operatius lliures.</text:p>
          </table:table-cell>
          <table:table-cell table:style-name="ce60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" office:value-type="string" calcext:value-type="string">
            <text:p>MP03. Aplicacions ofimàtiques</text:p>
          </table:table-cell>
          <table:table-cell table:style-name="Default"/>
          <table:table-cell table:style-name="ce56" office:value-type="float" office:value="165" calcext:value-type="float">
            <text:p>165</text:p>
          </table:table-cell>
          <table:table-cell table:style-name="ce56" office:value-type="float" office:value="0" calcext:value-type="float">
            <text:p>0</text:p>
          </table:table-cell>
          <table:table-cell table:style-name="ce82" office:value-type="string" calcext:value-type="string">
            <text:p>UF1 Aplicacions ofimàtiques i atenció a l’usuari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/>
          <table:table-cell table:style-name="ce30"/>
          <table:table-cell table:style-name="ce57" table:number-columns-repeated="2"/>
          <table:table-cell table:style-name="ce82" office:value-type="string" calcext:value-type="string">
            <text:p>UF2 El correu i l’agenda electrònica 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/>
          <table:table-cell table:style-name="ce30"/>
          <table:table-cell table:style-name="ce57" table:number-columns-repeated="2"/>
          <table:table-cell table:style-name="ce82" office:value-type="string" calcext:value-type="string">
            <text:p>UF3 Processadors de text <text:s/></text:p>
          </table:table-cell>
          <table:table-cell table:style-name="ce59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/>
          <table:table-cell table:style-name="ce30"/>
          <table:table-cell table:style-name="ce57" table:number-columns-repeated="2"/>
          <table:table-cell table:style-name="ce82" office:value-type="string" calcext:value-type="string">
            <text:p>UF4 Fulls de càlcul <text:s/></text:p>
          </table:table-cell>
          <table:table-cell table:style-name="ce59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/>
          <table:table-cell table:style-name="ce30"/>
          <table:table-cell table:style-name="ce57" table:number-columns-repeated="2"/>
          <table:table-cell table:style-name="ce83" office:value-type="string" calcext:value-type="string">
            <text:p>UF5 Bases de dades <text:s/></text:p>
          </table:table-cell>
          <table:table-cell table:style-name="ce64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9"/>
          <table:table-cell table:style-name="ce31"/>
          <table:table-cell table:style-name="ce58" table:number-columns-repeated="2"/>
          <table:table-cell table:style-name="ce23" office:value-type="string" calcext:value-type="string">
            <text:p>UF6 Imatge i vídeo – Presentacions <text:s text:c="2"/></text:p>
          </table:table-cell>
          <table:table-cell table:style-name="ce65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 office:value-type="string" calcext:value-type="string">
            <text:p>MP04. Sistemes operatius en xarxa</text:p>
          </table:table-cell>
          <table:table-cell table:style-name="Default"/>
          <table:table-cell table:style-name="ce57" office:value-type="float" office:value="132" calcext:value-type="float">
            <text:p>132</text:p>
          </table:table-cell>
          <table:table-cell table:style-name="ce57" office:value-type="float" office:value="0" calcext:value-type="float">
            <text:p>0</text:p>
          </table:table-cell>
          <table:table-cell table:style-name="ce85" office:value-type="string" calcext:value-type="string">
            <text:p>UF1 Sistemes operatius propietaris en xarxa</text:p>
          </table:table-cell>
          <table:table-cell table:style-name="ce108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/>
          <table:table-cell table:style-name="ce30"/>
          <table:table-cell table:style-name="ce57" table:number-columns-repeated="2"/>
          <table:table-cell table:style-name="ce82" office:value-type="string" calcext:value-type="string">
            <text:p>UF2 Sistemes operatius lliures en xarxa</text:p>
          </table:table-cell>
          <table:table-cell table:style-name="ce59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/>
          <table:table-cell table:style-name="ce30"/>
          <table:table-cell table:style-name="ce57" table:number-columns-repeated="2"/>
          <table:table-cell table:style-name="ce82" office:value-type="string" calcext:value-type="string">
            <text:p>UF3 Compartició de recursos i seguretat</text:p>
          </table:table-cell>
          <table:table-cell table:style-name="ce59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/>
          <table:table-cell table:style-name="ce30"/>
          <table:table-cell table:style-name="ce57" table:number-columns-repeated="2"/>
          <table:table-cell table:style-name="ce86" office:value-type="string" calcext:value-type="string">
            <text:p>UF4 Integració de sistemes operatius </text:p>
          </table:table-cell>
          <table:table-cell table:style-name="ce56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" office:value-type="string" calcext:value-type="string">
            <text:p>MP05. Xarxes locals</text:p>
          </table:table-cell>
          <table:table-cell table:style-name="Default"/>
          <table:table-cell table:style-name="ce59" office:value-type="float" office:value="165" calcext:value-type="float">
            <text:p>165</text:p>
          </table:table-cell>
          <table:table-cell table:style-name="ce59" office:value-type="float" office:value="0" calcext:value-type="float">
            <text:p>0</text:p>
          </table:table-cell>
          <table:table-cell table:style-name="ce83" office:value-type="string" calcext:value-type="string">
            <text:p>UF1 Introducció a les xarxes locals</text:p>
          </table:table-cell>
          <table:table-cell table:style-name="ce64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/>
          <table:table-cell table:style-name="ce30"/>
          <table:table-cell table:style-name="ce59" table:number-columns-repeated="2"/>
          <table:table-cell table:style-name="ce82" office:value-type="string" calcext:value-type="string">
            <text:p>UF2 Configuració de commutadors <text:s/>i encaminadors</text:p>
          </table:table-cell>
          <table:table-cell table:style-name="ce59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9"/>
          <table:table-cell table:style-name="ce31"/>
          <table:table-cell table:style-name="ce60" table:number-columns-repeated="2"/>
          <table:table-cell table:style-name="ce84" office:value-type="string" calcext:value-type="string">
            <text:p>UF3 Resolució d’incidències en xarxes locals</text:p>
          </table:table-cell>
          <table:table-cell table:style-name="ce60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" office:value-type="string" calcext:value-type="string">
            <text:p>MP06. <text:s/>Seguretat informàtica</text:p>
          </table:table-cell>
          <table:table-cell table:style-name="Default"/>
          <table:table-cell table:style-name="ce59" office:value-type="float" office:value="132" calcext:value-type="float">
            <text:p>132</text:p>
          </table:table-cell>
          <table:table-cell table:style-name="ce59" office:value-type="float" office:value="0" calcext:value-type="float">
            <text:p>0</text:p>
          </table:table-cell>
          <table:table-cell table:style-name="ce82" office:value-type="string" calcext:value-type="string">
            <text:p>UF1 Seguretat passiva</text:p>
          </table:table-cell>
          <table:table-cell table:style-name="ce59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/>
          <table:table-cell table:style-name="ce30"/>
          <table:table-cell table:style-name="ce59" table:number-columns-repeated="2"/>
          <table:table-cell table:style-name="ce82" office:value-type="string" calcext:value-type="string">
            <text:p>UF2 Còpies de seguretat</text:p>
          </table:table-cell>
          <table:table-cell table:style-name="ce59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/>
          <table:table-cell table:style-name="ce30"/>
          <table:table-cell table:style-name="ce59" table:number-columns-repeated="2"/>
          <table:table-cell table:style-name="ce87" office:value-type="string" calcext:value-type="string">
            <text:p>UF3 Legislació de seguretat i protecció de dades</text:p>
          </table:table-cell>
          <table:table-cell table:style-name="ce61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/>
          <table:table-cell table:style-name="ce30"/>
          <table:table-cell table:style-name="ce59" table:number-columns-repeated="2"/>
          <table:table-cell table:style-name="ce82" office:value-type="string" calcext:value-type="string">
            <text:p>UF4 Seguretat activa</text:p>
          </table:table-cell>
          <table:table-cell table:style-name="ce59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9"/>
          <table:table-cell table:style-name="ce31"/>
          <table:table-cell table:style-name="ce60" table:number-columns-repeated="2"/>
          <table:table-cell table:style-name="ce84" office:value-type="string" calcext:value-type="string">
            <text:p>UF5 Tallafocs i monitoratge de xarxes</text:p>
          </table:table-cell>
          <table:table-cell table:style-name="ce60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0" office:value-type="string" calcext:value-type="string">
            <text:p>MP07. <text:s/>Serveis de xarxa</text:p>
          </table:table-cell>
          <table:table-cell table:style-name="Default"/>
          <table:table-cell table:style-name="ce61" office:value-type="string" calcext:value-type="string">
            <text:p>165-132</text:p>
          </table:table-cell>
          <table:table-cell table:style-name="ce61" office:value-type="float" office:value="33" calcext:value-type="float">
            <text:p>33</text:p>
          </table:table-cell>
          <table:table-cell table:style-name="ce87" office:value-type="string" calcext:value-type="string">
            <text:p>UF1 Configuració de la xarxa (DNS i DHCP)</text:p>
          </table:table-cell>
          <table:table-cell table:style-name="ce61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32"/>
          <table:table-cell table:style-name="ce61" table:number-columns-repeated="2"/>
          <table:table-cell table:style-name="ce87" office:value-type="string" calcext:value-type="string">
            <text:p>UF2 Correu electrònic i transmissió d’arxius</text:p>
          </table:table-cell>
          <table:table-cell table:style-name="ce61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32"/>
          <table:table-cell table:style-name="ce61" table:number-columns-repeated="2"/>
          <table:table-cell table:style-name="ce88" office:value-type="string" calcext:value-type="string">
            <text:p><text:span text:style-name="T1">UF3 Servidor web i servidor intermediari o </text:span><text:span text:style-name="T2">proxy</text:span></text:p>
          </table:table-cell>
          <table:table-cell table:style-name="ce61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33"/>
          <table:table-cell table:style-name="ce62" table:number-columns-repeated="2"/>
          <table:table-cell table:style-name="ce89" office:value-type="string" calcext:value-type="string">
            <text:p>UF4 Accés a sistemes remots </text:p>
          </table:table-cell>
          <table:table-cell table:style-name="ce62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1" office:value-type="string" calcext:value-type="string">
            <text:p>MP08. <text:s/>Aplicacions Web</text:p>
          </table:table-cell>
          <table:table-cell table:style-name="Default"/>
          <table:table-cell table:style-name="ce63" office:value-type="string" calcext:value-type="string">
            <text:p>198-165</text:p>
          </table:table-cell>
          <table:table-cell table:style-name="ce63" office:value-type="float" office:value="33" calcext:value-type="float">
            <text:p>33</text:p>
          </table:table-cell>
          <table:table-cell table:style-name="ce90" office:value-type="string" calcext:value-type="string">
            <text:p>UF1 Ofimàtica i eines web</text:p>
          </table:table-cell>
          <table:table-cell table:style-name="ce109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32"/>
          <table:table-cell table:style-name="ce63" table:number-columns-repeated="2"/>
          <table:table-cell table:style-name="ce87" office:value-type="string" calcext:value-type="string">
            <text:p>UF2 Gestors d'arxius web</text:p>
          </table:table-cell>
          <table:table-cell table:style-name="ce61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32"/>
          <table:table-cell table:style-name="ce63" table:number-columns-repeated="2"/>
          <table:table-cell table:style-name="ce87" office:value-type="string" calcext:value-type="string">
            <text:p>UF3 Gestors de continguts</text:p>
          </table:table-cell>
          <table:table-cell table:style-name="ce61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32"/>
          <table:table-cell table:style-name="ce63" table:number-columns-repeated="2"/>
          <table:table-cell table:style-name="ce87" office:value-type="string" calcext:value-type="string">
            <text:p>UF4 Portals web d’aprenentatge</text:p>
          </table:table-cell>
          <table:table-cell table:style-name="ce61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32"/>
          <table:table-cell table:style-name="ce63" table:number-columns-repeated="2"/>
          <table:table-cell table:style-name="ce89" office:value-type="string" calcext:value-type="string">
            <text:p>UF5 Fonaments d’HTML i fulls d’estils</text:p>
          </table:table-cell>
          <table:table-cell table:style-name="ce110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3" office:value-type="string" calcext:value-type="string">
            <text:p>MP09. FOL</text:p>
          </table:table-cell>
          <table:table-cell table:style-name="Default"/>
          <table:table-cell table:style-name="ce64" office:value-type="float" office:value="99" calcext:value-type="float">
            <text:p>99</text:p>
          </table:table-cell>
          <table:table-cell table:style-name="ce64" office:value-type="float" office:value="0" calcext:value-type="float">
            <text:p>0</text:p>
          </table:table-cell>
          <table:table-cell table:style-name="ce87" office:value-type="string" calcext:value-type="string">
            <text:p>UF1. Incorporació al treball</text:p>
          </table:table-cell>
          <table:table-cell table:style-name="ce64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3"/>
          <table:table-cell table:style-name="ce34"/>
          <table:table-cell table:style-name="ce65" table:number-columns-repeated="2"/>
          <table:table-cell table:style-name="ce89" office:value-type="string" calcext:value-type="string">
            <text:p>UF2. Prevenció de riscos laborals</text:p>
          </table:table-cell>
          <table:table-cell table:style-name="ce65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3" office:value-type="string" calcext:value-type="string">
            <text:p>MP10. EiE</text:p>
          </table:table-cell>
          <table:table-cell table:style-name="Default"/>
          <table:table-cell table:style-name="ce65" office:value-type="float" office:value="66" calcext:value-type="float">
            <text:p>66</text:p>
          </table:table-cell>
          <table:table-cell table:style-name="ce65" office:value-type="float" office:value="0" calcext:value-type="float">
            <text:p>0</text:p>
          </table:table-cell>
          <table:table-cell table:style-name="ce89" office:value-type="string" calcext:value-type="string">
            <text:p>UF1. Empresa i iniciativa emprenedora</text:p>
          </table:table-cell>
          <table:table-cell table:style-name="ce65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3" office:value-type="string" calcext:value-type="string">
            <text:p>MP11. Anglès </text:p>
          </table:table-cell>
          <table:table-cell table:style-name="Default"/>
          <table:table-cell table:style-name="ce65" office:value-type="float" office:value="99" calcext:value-type="float">
            <text:p>99</text:p>
          </table:table-cell>
          <table:table-cell table:style-name="ce65" office:value-type="float" office:value="0" calcext:value-type="float">
            <text:p>0</text:p>
          </table:table-cell>
          <table:table-cell table:style-name="ce89" office:value-type="string" calcext:value-type="string">
            <text:p>UF1. Anglès</text:p>
          </table:table-cell>
          <table:table-cell table:style-name="ce65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4" office:value-type="string" calcext:value-type="string">
            <text:p>MP12. Síntesi</text:p>
          </table:table-cell>
          <table:table-cell table:style-name="Default"/>
          <table:table-cell table:style-name="ce60" table:number-columns-repeated="2"/>
          <table:table-cell table:style-name="ce84" office:value-type="string" calcext:value-type="string">
            <text:p>UF1. Síntesi</text:p>
          </table:table-cell>
          <table:table-cell table:style-name="ce60" office:value-type="float" office:value="99" calcext:value-type="float">
            <text:p>99</text:p>
          </table:table-cell>
          <table:table-cell table:number-columns-repeated="1016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ca-ES-valencia" fo:language="ca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/00/0000</text:date>, <text:time style:data-style-name="N2" text:time-value="19:43:18.163270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18:02:58.820267182</meta:creation-date>
    <dc:date>2018-07-22T19:44:19.972968219</dc:date>
    <meta:editing-duration>PT19M8S</meta:editing-duration>
    <meta:editing-cycles>3</meta:editing-cycles>
    <meta:generator>LibreOffice/6.0.4.2$MacOSX_X86_64 LibreOffice_project/9b0d9b32d5dcda91d2f1a96dc04c645c450872bf</meta:generator>
    <meta:document-statistic meta:table-count="1" meta:cell-count="449" meta:object-count="0"/>
  </office:meta>
</office:document-meta>
</file>